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46.07mm" svg:height="167.87mm" svg:x="13001.62mm" svg:y="23.11mm">
            <loext:p draw:notify-on-update-of-ranges="merge_obj.A3:merge_obj.YA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44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64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4"/>
        </table:table-row>
        <table:table-row table:style-name="ro1">
          <table:table-cell office:value-type="float" office:value="702716000" calcext:value-type="float">
            <text:p>702716000</text:p>
          </table:table-cell>
          <table:table-cell office:value-type="float" office:value="702495000" calcext:value-type="float">
            <text:p>702495000</text:p>
          </table:table-cell>
          <table:table-cell office:value-type="float" office:value="703545000" calcext:value-type="float">
            <text:p>703545000</text:p>
          </table:table-cell>
          <table:table-cell office:value-type="float" office:value="701997000" calcext:value-type="float">
            <text:p>701997000</text:p>
          </table:table-cell>
          <table:table-cell office:value-type="float" office:value="702813000" calcext:value-type="float">
            <text:p>702813000</text:p>
          </table:table-cell>
          <table:table-cell office:value-type="float" office:value="702734000" calcext:value-type="float">
            <text:p>702734000</text:p>
          </table:table-cell>
          <table:table-cell office:value-type="float" office:value="704551000" calcext:value-type="float">
            <text:p>704551000</text:p>
          </table:table-cell>
          <table:table-cell office:value-type="float" office:value="704655000" calcext:value-type="float">
            <text:p>704655000</text:p>
          </table:table-cell>
          <table:table-cell office:value-type="float" office:value="704776000" calcext:value-type="float">
            <text:p>704776000</text:p>
          </table:table-cell>
          <table:table-cell office:value-type="float" office:value="702895000" calcext:value-type="float">
            <text:p>702895000</text:p>
          </table:table-cell>
          <table:table-cell office:value-type="float" office:value="705945000" calcext:value-type="float">
            <text:p>705945000</text:p>
          </table:table-cell>
          <table:table-cell office:value-type="float" office:value="703846000" calcext:value-type="float">
            <text:p>703846000</text:p>
          </table:table-cell>
          <table:table-cell office:value-type="float" office:value="706109000" calcext:value-type="float">
            <text:p>706109000</text:p>
          </table:table-cell>
          <table:table-cell office:value-type="float" office:value="705059000" calcext:value-type="float">
            <text:p>705059000</text:p>
          </table:table-cell>
          <table:table-cell office:value-type="float" office:value="704000000" calcext:value-type="float">
            <text:p>704000000</text:p>
          </table:table-cell>
          <table:table-cell office:value-type="float" office:value="702138000" calcext:value-type="float">
            <text:p>702138000</text:p>
          </table:table-cell>
          <table:table-cell office:value-type="float" office:value="707621000" calcext:value-type="float">
            <text:p>707621000</text:p>
          </table:table-cell>
          <table:table-cell office:value-type="float" office:value="704093000" calcext:value-type="float">
            <text:p>704093000</text:p>
          </table:table-cell>
          <table:table-cell office:value-type="float" office:value="702733000" calcext:value-type="float">
            <text:p>702733000</text:p>
          </table:table-cell>
          <table:table-cell office:value-type="float" office:value="702904000" calcext:value-type="float">
            <text:p>702904000</text:p>
          </table:table-cell>
          <table:table-cell table:number-columns-repeated="30" office:value-type="float" office:value="707624000" calcext:value-type="float">
            <text:p>707624000</text:p>
          </table:table-cell>
          <table:table-cell office:value-type="float" office:value="727759000" calcext:value-type="float">
            <text:p>727759000</text:p>
          </table:table-cell>
          <table:table-cell office:value-type="float" office:value="727464000" calcext:value-type="float">
            <text:p>727464000</text:p>
          </table:table-cell>
          <table:table-cell office:value-type="float" office:value="726560000" calcext:value-type="float">
            <text:p>726560000</text:p>
          </table:table-cell>
          <table:table-cell office:value-type="float" office:value="726645000" calcext:value-type="float">
            <text:p>726645000</text:p>
          </table:table-cell>
          <table:table-cell office:value-type="float" office:value="727284000" calcext:value-type="float">
            <text:p>727284000</text:p>
          </table:table-cell>
          <table:table-cell office:value-type="float" office:value="726159000" calcext:value-type="float">
            <text:p>726159000</text:p>
          </table:table-cell>
          <table:table-cell office:value-type="float" office:value="726363000" calcext:value-type="float">
            <text:p>726363000</text:p>
          </table:table-cell>
          <table:table-cell office:value-type="float" office:value="727995000" calcext:value-type="float">
            <text:p>727995000</text:p>
          </table:table-cell>
          <table:table-cell office:value-type="float" office:value="728282000" calcext:value-type="float">
            <text:p>728282000</text:p>
          </table:table-cell>
          <table:table-cell office:value-type="float" office:value="727722000" calcext:value-type="float">
            <text:p>727722000</text:p>
          </table:table-cell>
          <table:table-cell office:value-type="float" office:value="725472000" calcext:value-type="float">
            <text:p>725472000</text:p>
          </table:table-cell>
          <table:table-cell office:value-type="float" office:value="729113000" calcext:value-type="float">
            <text:p>729113000</text:p>
          </table:table-cell>
          <table:table-cell office:value-type="float" office:value="726990000" calcext:value-type="float">
            <text:p>726990000</text:p>
          </table:table-cell>
          <table:table-cell office:value-type="float" office:value="725612000" calcext:value-type="float">
            <text:p>725612000</text:p>
          </table:table-cell>
          <table:table-cell office:value-type="float" office:value="727159000" calcext:value-type="float">
            <text:p>727159000</text:p>
          </table:table-cell>
          <table:table-cell office:value-type="float" office:value="727531000" calcext:value-type="float">
            <text:p>727531000</text:p>
          </table:table-cell>
          <table:table-cell office:value-type="float" office:value="726390000" calcext:value-type="float">
            <text:p>726390000</text:p>
          </table:table-cell>
          <table:table-cell office:value-type="float" office:value="726548000" calcext:value-type="float">
            <text:p>726548000</text:p>
          </table:table-cell>
          <table:table-cell office:value-type="float" office:value="728288000" calcext:value-type="float">
            <text:p>728288000</text:p>
          </table:table-cell>
          <table:table-cell office:value-type="float" office:value="726407000" calcext:value-type="float">
            <text:p>726407000</text:p>
          </table:table-cell>
          <table:table-cell office:value-type="float" office:value="727727000" calcext:value-type="float">
            <text:p>727727000</text:p>
          </table:table-cell>
          <table:table-cell office:value-type="float" office:value="726541000" calcext:value-type="float">
            <text:p>726541000</text:p>
          </table:table-cell>
          <table:table-cell office:value-type="float" office:value="726509000" calcext:value-type="float">
            <text:p>726509000</text:p>
          </table:table-cell>
          <table:table-cell office:value-type="float" office:value="727193000" calcext:value-type="float">
            <text:p>727193000</text:p>
          </table:table-cell>
          <table:table-cell office:value-type="float" office:value="726242000" calcext:value-type="float">
            <text:p>726242000</text:p>
          </table:table-cell>
          <table:table-cell office:value-type="float" office:value="727516000" calcext:value-type="float">
            <text:p>727516000</text:p>
          </table:table-cell>
          <table:table-cell office:value-type="float" office:value="726832000" calcext:value-type="float">
            <text:p>726832000</text:p>
          </table:table-cell>
          <table:table-cell office:value-type="float" office:value="726561000" calcext:value-type="float">
            <text:p>726561000</text:p>
          </table:table-cell>
          <table:table-cell office:value-type="float" office:value="727088000" calcext:value-type="float">
            <text:p>727088000</text:p>
          </table:table-cell>
          <table:table-cell office:value-type="float" office:value="726895000" calcext:value-type="float">
            <text:p>726895000</text:p>
          </table:table-cell>
          <table:table-cell office:value-type="float" office:value="727771000" calcext:value-type="float">
            <text:p>727771000</text:p>
          </table:table-cell>
          <table:table-cell office:value-type="float" office:value="727053000" calcext:value-type="float">
            <text:p>727053000</text:p>
          </table:table-cell>
          <table:table-cell office:value-type="float" office:value="726789000" calcext:value-type="float">
            <text:p>726789000</text:p>
          </table:table-cell>
          <table:table-cell office:value-type="float" office:value="726761000" calcext:value-type="float">
            <text:p>726761000</text:p>
          </table:table-cell>
          <table:table-cell office:value-type="float" office:value="726566000" calcext:value-type="float">
            <text:p>726566000</text:p>
          </table:table-cell>
          <table:table-cell office:value-type="float" office:value="727718000" calcext:value-type="float">
            <text:p>727718000</text:p>
          </table:table-cell>
          <table:table-cell office:value-type="float" office:value="726387000" calcext:value-type="float">
            <text:p>726387000</text:p>
          </table:table-cell>
          <table:table-cell office:value-type="float" office:value="727025000" calcext:value-type="float">
            <text:p>727025000</text:p>
          </table:table-cell>
          <table:table-cell office:value-type="float" office:value="726416000" calcext:value-type="float">
            <text:p>726416000</text:p>
          </table:table-cell>
          <table:table-cell office:value-type="float" office:value="726956000" calcext:value-type="float">
            <text:p>726956000</text:p>
          </table:table-cell>
          <table:table-cell table:number-columns-repeated="50" office:value-type="float" office:value="768334000" calcext:value-type="float">
            <text:p>768334000</text:p>
          </table:table-cell>
          <table:table-cell office:value-type="float" office:value="777485000" calcext:value-type="float">
            <text:p>777485000</text:p>
          </table:table-cell>
          <table:table-cell office:value-type="float" office:value="776801000" calcext:value-type="float">
            <text:p>776801000</text:p>
          </table:table-cell>
          <table:table-cell office:value-type="float" office:value="776419000" calcext:value-type="float">
            <text:p>776419000</text:p>
          </table:table-cell>
          <table:table-cell office:value-type="float" office:value="776509000" calcext:value-type="float">
            <text:p>776509000</text:p>
          </table:table-cell>
          <table:table-cell office:value-type="float" office:value="777140000" calcext:value-type="float">
            <text:p>777140000</text:p>
          </table:table-cell>
          <table:table-cell office:value-type="float" office:value="776173000" calcext:value-type="float">
            <text:p>776173000</text:p>
          </table:table-cell>
          <table:table-cell office:value-type="float" office:value="777057000" calcext:value-type="float">
            <text:p>777057000</text:p>
          </table:table-cell>
          <table:table-cell office:value-type="float" office:value="776220000" calcext:value-type="float">
            <text:p>776220000</text:p>
          </table:table-cell>
          <table:table-cell office:value-type="float" office:value="776408000" calcext:value-type="float">
            <text:p>776408000</text:p>
          </table:table-cell>
          <table:table-cell office:value-type="float" office:value="776822000" calcext:value-type="float">
            <text:p>776822000</text:p>
          </table:table-cell>
          <table:table-cell office:value-type="float" office:value="776667000" calcext:value-type="float">
            <text:p>776667000</text:p>
          </table:table-cell>
          <table:table-cell office:value-type="float" office:value="776979000" calcext:value-type="float">
            <text:p>776979000</text:p>
          </table:table-cell>
          <table:table-cell office:value-type="float" office:value="776206000" calcext:value-type="float">
            <text:p>776206000</text:p>
          </table:table-cell>
          <table:table-cell office:value-type="float" office:value="776318000" calcext:value-type="float">
            <text:p>776318000</text:p>
          </table:table-cell>
          <table:table-cell office:value-type="float" office:value="776556000" calcext:value-type="float">
            <text:p>776556000</text:p>
          </table:table-cell>
          <table:table-cell office:value-type="float" office:value="776767000" calcext:value-type="float">
            <text:p>776767000</text:p>
          </table:table-cell>
          <table:table-cell office:value-type="float" office:value="776610000" calcext:value-type="float">
            <text:p>776610000</text:p>
          </table:table-cell>
          <table:table-cell office:value-type="float" office:value="776914000" calcext:value-type="float">
            <text:p>776914000</text:p>
          </table:table-cell>
          <table:table-cell office:value-type="float" office:value="776243000" calcext:value-type="float">
            <text:p>776243000</text:p>
          </table:table-cell>
          <table:table-cell office:value-type="float" office:value="776295000" calcext:value-type="float">
            <text:p>776295000</text:p>
          </table:table-cell>
          <table:table-cell office:value-type="float" office:value="776849000" calcext:value-type="float">
            <text:p>776849000</text:p>
          </table:table-cell>
          <table:table-cell office:value-type="float" office:value="777268000" calcext:value-type="float">
            <text:p>777268000</text:p>
          </table:table-cell>
          <table:table-cell office:value-type="float" office:value="776887000" calcext:value-type="float">
            <text:p>776887000</text:p>
          </table:table-cell>
          <table:table-cell office:value-type="float" office:value="776948000" calcext:value-type="float">
            <text:p>776948000</text:p>
          </table:table-cell>
          <table:table-cell office:value-type="float" office:value="777210000" calcext:value-type="float">
            <text:p>777210000</text:p>
          </table:table-cell>
          <table:table-cell office:value-type="float" office:value="776583000" calcext:value-type="float">
            <text:p>776583000</text:p>
          </table:table-cell>
          <table:table-cell office:value-type="float" office:value="776471000" calcext:value-type="float">
            <text:p>776471000</text:p>
          </table:table-cell>
          <table:table-cell office:value-type="float" office:value="776918000" calcext:value-type="float">
            <text:p>776918000</text:p>
          </table:table-cell>
          <table:table-cell office:value-type="float" office:value="776035000" calcext:value-type="float">
            <text:p>776035000</text:p>
          </table:table-cell>
          <table:table-cell office:value-type="float" office:value="776857000" calcext:value-type="float">
            <text:p>776857000</text:p>
          </table:table-cell>
          <table:table-cell office:value-type="float" office:value="777163000" calcext:value-type="float">
            <text:p>777163000</text:p>
          </table:table-cell>
          <table:table-cell office:value-type="float" office:value="775745000" calcext:value-type="float">
            <text:p>775745000</text:p>
          </table:table-cell>
          <table:table-cell office:value-type="float" office:value="776781000" calcext:value-type="float">
            <text:p>776781000</text:p>
          </table:table-cell>
          <table:table-cell office:value-type="float" office:value="777006000" calcext:value-type="float">
            <text:p>777006000</text:p>
          </table:table-cell>
          <table:table-cell office:value-type="float" office:value="776753000" calcext:value-type="float">
            <text:p>776753000</text:p>
          </table:table-cell>
          <table:table-cell office:value-type="float" office:value="776425000" calcext:value-type="float">
            <text:p>776425000</text:p>
          </table:table-cell>
          <table:table-cell office:value-type="float" office:value="776884000" calcext:value-type="float">
            <text:p>776884000</text:p>
          </table:table-cell>
          <table:table-cell office:value-type="float" office:value="777152000" calcext:value-type="float">
            <text:p>777152000</text:p>
          </table:table-cell>
          <table:table-cell office:value-type="float" office:value="777063000" calcext:value-type="float">
            <text:p>777063000</text:p>
          </table:table-cell>
          <table:table-cell office:value-type="float" office:value="776390000" calcext:value-type="float">
            <text:p>776390000</text:p>
          </table:table-cell>
          <table:table-cell office:value-type="float" office:value="777043000" calcext:value-type="float">
            <text:p>777043000</text:p>
          </table:table-cell>
          <table:table-cell office:value-type="float" office:value="776641000" calcext:value-type="float">
            <text:p>776641000</text:p>
          </table:table-cell>
          <table:table-cell office:value-type="float" office:value="776188000" calcext:value-type="float">
            <text:p>776188000</text:p>
          </table:table-cell>
          <table:table-cell office:value-type="float" office:value="776828000" calcext:value-type="float">
            <text:p>776828000</text:p>
          </table:table-cell>
          <table:table-cell office:value-type="float" office:value="776502000" calcext:value-type="float">
            <text:p>776502000</text:p>
          </table:table-cell>
          <table:table-cell office:value-type="float" office:value="776123000" calcext:value-type="float">
            <text:p>776123000</text:p>
          </table:table-cell>
          <table:table-cell office:value-type="float" office:value="777247000" calcext:value-type="float">
            <text:p>777247000</text:p>
          </table:table-cell>
          <table:table-cell office:value-type="float" office:value="775945000" calcext:value-type="float">
            <text:p>775945000</text:p>
          </table:table-cell>
          <table:table-cell office:value-type="float" office:value="776785000" calcext:value-type="float">
            <text:p>776785000</text:p>
          </table:table-cell>
          <table:table-cell office:value-type="float" office:value="776937000" calcext:value-type="float">
            <text:p>776937000</text:p>
          </table:table-cell>
          <table:table-cell office:value-type="float" office:value="776904000" calcext:value-type="float">
            <text:p>776904000</text:p>
          </table:table-cell>
          <table:table-cell office:value-type="float" office:value="777100000" calcext:value-type="float">
            <text:p>777100000</text:p>
          </table:table-cell>
          <table:table-cell office:value-type="float" office:value="776541000" calcext:value-type="float">
            <text:p>776541000</text:p>
          </table:table-cell>
          <table:table-cell office:value-type="float" office:value="776139000" calcext:value-type="float">
            <text:p>776139000</text:p>
          </table:table-cell>
          <table:table-cell office:value-type="float" office:value="776054000" calcext:value-type="float">
            <text:p>776054000</text:p>
          </table:table-cell>
          <table:table-cell office:value-type="float" office:value="776489000" calcext:value-type="float">
            <text:p>776489000</text:p>
          </table:table-cell>
          <table:table-cell office:value-type="float" office:value="776915000" calcext:value-type="float">
            <text:p>776915000</text:p>
          </table:table-cell>
          <table:table-cell office:value-type="float" office:value="776129000" calcext:value-type="float">
            <text:p>776129000</text:p>
          </table:table-cell>
          <table:table-cell office:value-type="float" office:value="776634000" calcext:value-type="float">
            <text:p>776634000</text:p>
          </table:table-cell>
          <table:table-cell office:value-type="float" office:value="776558000" calcext:value-type="float">
            <text:p>776558000</text:p>
          </table:table-cell>
          <table:table-cell office:value-type="float" office:value="810291000" calcext:value-type="float">
            <text:p>810291000</text:p>
          </table:table-cell>
          <table:table-cell office:value-type="float" office:value="810276000" calcext:value-type="float">
            <text:p>810276000</text:p>
          </table:table-cell>
          <table:table-cell office:value-type="float" office:value="810272000" calcext:value-type="float">
            <text:p>810272000</text:p>
          </table:table-cell>
          <table:table-cell office:value-type="float" office:value="810280000" calcext:value-type="float">
            <text:p>810280000</text:p>
          </table:table-cell>
          <table:table-cell table:number-columns-repeated="2" office:value-type="float" office:value="810273000" calcext:value-type="float">
            <text:p>810273000</text:p>
          </table:table-cell>
          <table:table-cell office:value-type="float" office:value="810277000" calcext:value-type="float">
            <text:p>810277000</text:p>
          </table:table-cell>
          <table:table-cell office:value-type="float" office:value="810281000" calcext:value-type="float">
            <text:p>810281000</text:p>
          </table:table-cell>
          <table:table-cell office:value-type="float" office:value="810278000" calcext:value-type="float">
            <text:p>810278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78000" calcext:value-type="float">
            <text:p>810278000</text:p>
          </table:table-cell>
          <table:table-cell office:value-type="float" office:value="810273000" calcext:value-type="float">
            <text:p>810273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73000" calcext:value-type="float">
            <text:p>810273000</text:p>
          </table:table-cell>
          <table:table-cell office:value-type="float" office:value="810277000" calcext:value-type="float">
            <text:p>810277000</text:p>
          </table:table-cell>
          <table:table-cell office:value-type="float" office:value="810291000" calcext:value-type="float">
            <text:p>810291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73000" calcext:value-type="float">
            <text:p>810273000</text:p>
          </table:table-cell>
          <table:table-cell office:value-type="float" office:value="810278000" calcext:value-type="float">
            <text:p>810278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73000" calcext:value-type="float">
            <text:p>810273000</text:p>
          </table:table-cell>
          <table:table-cell office:value-type="float" office:value="810281000" calcext:value-type="float">
            <text:p>810281000</text:p>
          </table:table-cell>
          <table:table-cell office:value-type="float" office:value="810280000" calcext:value-type="float">
            <text:p>810280000</text:p>
          </table:table-cell>
          <table:table-cell office:value-type="float" office:value="810284000" calcext:value-type="float">
            <text:p>810284000</text:p>
          </table:table-cell>
          <table:table-cell office:value-type="float" office:value="810282000" calcext:value-type="float">
            <text:p>810282000</text:p>
          </table:table-cell>
          <table:table-cell office:value-type="float" office:value="810273000" calcext:value-type="float">
            <text:p>810273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75000" calcext:value-type="float">
            <text:p>810275000</text:p>
          </table:table-cell>
          <table:table-cell office:value-type="float" office:value="810273000" calcext:value-type="float">
            <text:p>810273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77000" calcext:value-type="float">
            <text:p>810277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73000" calcext:value-type="float">
            <text:p>810273000</text:p>
          </table:table-cell>
          <table:table-cell office:value-type="float" office:value="810281000" calcext:value-type="float">
            <text:p>810281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69000" calcext:value-type="float">
            <text:p>810269000</text:p>
          </table:table-cell>
          <table:table-cell office:value-type="float" office:value="810277000" calcext:value-type="float">
            <text:p>810277000</text:p>
          </table:table-cell>
          <table:table-cell office:value-type="float" office:value="810280000" calcext:value-type="float">
            <text:p>810280000</text:p>
          </table:table-cell>
          <table:table-cell office:value-type="float" office:value="810284000" calcext:value-type="float">
            <text:p>810284000</text:p>
          </table:table-cell>
          <table:table-cell office:value-type="float" office:value="810278000" calcext:value-type="float">
            <text:p>810278000</text:p>
          </table:table-cell>
          <table:table-cell office:value-type="float" office:value="810277000" calcext:value-type="float">
            <text:p>810277000</text:p>
          </table:table-cell>
          <table:table-cell table:number-columns-repeated="2" office:value-type="float" office:value="810274000" calcext:value-type="float">
            <text:p>810274000</text:p>
          </table:table-cell>
          <table:table-cell office:value-type="float" office:value="810272000" calcext:value-type="float">
            <text:p>810272000</text:p>
          </table:table-cell>
          <table:table-cell office:value-type="float" office:value="810277000" calcext:value-type="float">
            <text:p>810277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75000" calcext:value-type="float">
            <text:p>810275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77000" calcext:value-type="float">
            <text:p>810277000</text:p>
          </table:table-cell>
          <table:table-cell office:value-type="float" office:value="810274000" calcext:value-type="float">
            <text:p>810274000</text:p>
          </table:table-cell>
          <table:table-cell office:value-type="float" office:value="810273000" calcext:value-type="float">
            <text:p>810273000</text:p>
          </table:table-cell>
          <table:table-cell office:value-type="float" office:value="810277000" calcext:value-type="float">
            <text:p>810277000</text:p>
          </table:table-cell>
          <table:table-cell office:value-type="float" office:value="810273000" calcext:value-type="float">
            <text:p>810273000</text:p>
          </table:table-cell>
          <table:table-cell office:value-type="float" office:value="810277000" calcext:value-type="float">
            <text:p>810277000</text:p>
          </table:table-cell>
          <table:table-cell office:value-type="float" office:value="810276000" calcext:value-type="float">
            <text:p>810276000</text:p>
          </table:table-cell>
          <table:table-cell office:value-type="float" office:value="810291000" calcext:value-type="float">
            <text:p>810291000</text:p>
          </table:table-cell>
          <table:table-cell office:value-type="float" office:value="810282000" calcext:value-type="float">
            <text:p>810282000</text:p>
          </table:table-cell>
          <table:table-cell office:value-type="float" office:value="810291000" calcext:value-type="float">
            <text:p>810291000</text:p>
          </table:table-cell>
          <table:table-cell office:value-type="float" office:value="810282000" calcext:value-type="float">
            <text:p>810282000</text:p>
          </table:table-cell>
          <table:table-cell office:value-type="float" office:value="810276000" calcext:value-type="float">
            <text:p>810276000</text:p>
          </table:table-cell>
          <table:table-cell office:value-type="float" office:value="810279000" calcext:value-type="float">
            <text:p>810279000</text:p>
          </table:table-cell>
          <table:table-cell office:value-type="float" office:value="810291000" calcext:value-type="float">
            <text:p>810291000</text:p>
          </table:table-cell>
          <table:table-cell office:value-type="float" office:value="810284000" calcext:value-type="float">
            <text:p>810284000</text:p>
          </table:table-cell>
          <table:table-cell office:value-type="float" office:value="810282000" calcext:value-type="float">
            <text:p>810282000</text:p>
          </table:table-cell>
          <table:table-cell table:number-columns-repeated="2" office:value-type="float" office:value="810280000" calcext:value-type="float">
            <text:p>810280000</text:p>
          </table:table-cell>
          <table:table-cell office:value-type="float" office:value="810279000" calcext:value-type="float">
            <text:p>810279000</text:p>
          </table:table-cell>
          <table:table-cell office:value-type="float" office:value="810278000" calcext:value-type="float">
            <text:p>810278000</text:p>
          </table:table-cell>
          <table:table-cell office:value-type="float" office:value="810281000" calcext:value-type="float">
            <text:p>810281000</text:p>
          </table:table-cell>
          <table:table-cell office:value-type="float" office:value="810280000" calcext:value-type="float">
            <text:p>810280000</text:p>
          </table:table-cell>
          <table:table-cell office:value-type="float" office:value="811534000" calcext:value-type="float">
            <text:p>811534000</text:p>
          </table:table-cell>
          <table:table-cell office:value-type="float" office:value="811584000" calcext:value-type="float">
            <text:p>811584000</text:p>
          </table:table-cell>
          <table:table-cell office:value-type="float" office:value="811401000" calcext:value-type="float">
            <text:p>811401000</text:p>
          </table:table-cell>
          <table:table-cell office:value-type="float" office:value="811380000" calcext:value-type="float">
            <text:p>811380000</text:p>
          </table:table-cell>
          <table:table-cell office:value-type="float" office:value="811518000" calcext:value-type="float">
            <text:p>811518000</text:p>
          </table:table-cell>
          <table:table-cell office:value-type="float" office:value="811655000" calcext:value-type="float">
            <text:p>811655000</text:p>
          </table:table-cell>
          <table:table-cell office:value-type="float" office:value="811689000" calcext:value-type="float">
            <text:p>811689000</text:p>
          </table:table-cell>
          <table:table-cell office:value-type="float" office:value="811524000" calcext:value-type="float">
            <text:p>811524000</text:p>
          </table:table-cell>
          <table:table-cell office:value-type="float" office:value="811493000" calcext:value-type="float">
            <text:p>811493000</text:p>
          </table:table-cell>
          <table:table-cell office:value-type="float" office:value="811636000" calcext:value-type="float">
            <text:p>811636000</text:p>
          </table:table-cell>
          <table:table-cell office:value-type="float" office:value="811340000" calcext:value-type="float">
            <text:p>811340000</text:p>
          </table:table-cell>
          <table:table-cell office:value-type="float" office:value="811660000" calcext:value-type="float">
            <text:p>811660000</text:p>
          </table:table-cell>
          <table:table-cell office:value-type="float" office:value="811573000" calcext:value-type="float">
            <text:p>811573000</text:p>
          </table:table-cell>
          <table:table-cell office:value-type="float" office:value="811443000" calcext:value-type="float">
            <text:p>811443000</text:p>
          </table:table-cell>
          <table:table-cell office:value-type="float" office:value="811379000" calcext:value-type="float">
            <text:p>811379000</text:p>
          </table:table-cell>
          <table:table-cell office:value-type="float" office:value="811316000" calcext:value-type="float">
            <text:p>811316000</text:p>
          </table:table-cell>
          <table:table-cell office:value-type="float" office:value="811442000" calcext:value-type="float">
            <text:p>811442000</text:p>
          </table:table-cell>
          <table:table-cell office:value-type="float" office:value="811503000" calcext:value-type="float">
            <text:p>811503000</text:p>
          </table:table-cell>
          <table:table-cell office:value-type="float" office:value="811443000" calcext:value-type="float">
            <text:p>811443000</text:p>
          </table:table-cell>
          <table:table-cell office:value-type="float" office:value="811624000" calcext:value-type="float">
            <text:p>811624000</text:p>
          </table:table-cell>
          <table:table-cell office:value-type="float" office:value="811601000" calcext:value-type="float">
            <text:p>811601000</text:p>
          </table:table-cell>
          <table:table-cell office:value-type="float" office:value="811573000" calcext:value-type="float">
            <text:p>811573000</text:p>
          </table:table-cell>
          <table:table-cell office:value-type="float" office:value="811408000" calcext:value-type="float">
            <text:p>811408000</text:p>
          </table:table-cell>
          <table:table-cell office:value-type="float" office:value="811888000" calcext:value-type="float">
            <text:p>811888000</text:p>
          </table:table-cell>
          <table:table-cell office:value-type="float" office:value="811451000" calcext:value-type="float">
            <text:p>811451000</text:p>
          </table:table-cell>
          <table:table-cell office:value-type="float" office:value="811398000" calcext:value-type="float">
            <text:p>811398000</text:p>
          </table:table-cell>
          <table:table-cell office:value-type="float" office:value="811404000" calcext:value-type="float">
            <text:p>811404000</text:p>
          </table:table-cell>
          <table:table-cell office:value-type="float" office:value="811448000" calcext:value-type="float">
            <text:p>811448000</text:p>
          </table:table-cell>
          <table:table-cell office:value-type="float" office:value="811672000" calcext:value-type="float">
            <text:p>811672000</text:p>
          </table:table-cell>
          <table:table-cell office:value-type="float" office:value="811590000" calcext:value-type="float">
            <text:p>811590000</text:p>
          </table:table-cell>
          <table:table-cell office:value-type="float" office:value="811324000" calcext:value-type="float">
            <text:p>811324000</text:p>
          </table:table-cell>
          <table:table-cell office:value-type="float" office:value="811452000" calcext:value-type="float">
            <text:p>811452000</text:p>
          </table:table-cell>
          <table:table-cell office:value-type="float" office:value="811440000" calcext:value-type="float">
            <text:p>811440000</text:p>
          </table:table-cell>
          <table:table-cell office:value-type="float" office:value="811867000" calcext:value-type="float">
            <text:p>811867000</text:p>
          </table:table-cell>
          <table:table-cell office:value-type="float" office:value="811710000" calcext:value-type="float">
            <text:p>811710000</text:p>
          </table:table-cell>
          <table:table-cell office:value-type="float" office:value="811458000" calcext:value-type="float">
            <text:p>811458000</text:p>
          </table:table-cell>
          <table:table-cell office:value-type="float" office:value="811425000" calcext:value-type="float">
            <text:p>811425000</text:p>
          </table:table-cell>
          <table:table-cell office:value-type="float" office:value="811690000" calcext:value-type="float">
            <text:p>811690000</text:p>
          </table:table-cell>
          <table:table-cell office:value-type="float" office:value="811547000" calcext:value-type="float">
            <text:p>811547000</text:p>
          </table:table-cell>
          <table:table-cell office:value-type="float" office:value="811265000" calcext:value-type="float">
            <text:p>811265000</text:p>
          </table:table-cell>
          <table:table-cell office:value-type="float" office:value="811392000" calcext:value-type="float">
            <text:p>811392000</text:p>
          </table:table-cell>
          <table:table-cell office:value-type="float" office:value="811537000" calcext:value-type="float">
            <text:p>811537000</text:p>
          </table:table-cell>
          <table:table-cell office:value-type="float" office:value="811559000" calcext:value-type="float">
            <text:p>811559000</text:p>
          </table:table-cell>
          <table:table-cell office:value-type="float" office:value="811528000" calcext:value-type="float">
            <text:p>811528000</text:p>
          </table:table-cell>
          <table:table-cell office:value-type="float" office:value="811483000" calcext:value-type="float">
            <text:p>811483000</text:p>
          </table:table-cell>
          <table:table-cell office:value-type="float" office:value="811648000" calcext:value-type="float">
            <text:p>811648000</text:p>
          </table:table-cell>
          <table:table-cell office:value-type="float" office:value="811309000" calcext:value-type="float">
            <text:p>811309000</text:p>
          </table:table-cell>
          <table:table-cell office:value-type="float" office:value="811327000" calcext:value-type="float">
            <text:p>811327000</text:p>
          </table:table-cell>
          <table:table-cell office:value-type="float" office:value="811522000" calcext:value-type="float">
            <text:p>811522000</text:p>
          </table:table-cell>
          <table:table-cell office:value-type="float" office:value="811510000" calcext:value-type="float">
            <text:p>811510000</text:p>
          </table:table-cell>
          <table:table-cell office:value-type="float" office:value="811690000" calcext:value-type="float">
            <text:p>811690000</text:p>
          </table:table-cell>
          <table:table-cell office:value-type="float" office:value="811668000" calcext:value-type="float">
            <text:p>811668000</text:p>
          </table:table-cell>
          <table:table-cell office:value-type="float" office:value="811681000" calcext:value-type="float">
            <text:p>811681000</text:p>
          </table:table-cell>
          <table:table-cell office:value-type="float" office:value="811520000" calcext:value-type="float">
            <text:p>811520000</text:p>
          </table:table-cell>
          <table:table-cell office:value-type="float" office:value="811195000" calcext:value-type="float">
            <text:p>811195000</text:p>
          </table:table-cell>
          <table:table-cell office:value-type="float" office:value="811317000" calcext:value-type="float">
            <text:p>811317000</text:p>
          </table:table-cell>
          <table:table-cell office:value-type="float" office:value="811256000" calcext:value-type="float">
            <text:p>811256000</text:p>
          </table:table-cell>
          <table:table-cell office:value-type="float" office:value="811516000" calcext:value-type="float">
            <text:p>811516000</text:p>
          </table:table-cell>
          <table:table-cell office:value-type="float" office:value="811658000" calcext:value-type="float">
            <text:p>811658000</text:p>
          </table:table-cell>
          <table:table-cell office:value-type="float" office:value="811344000" calcext:value-type="float">
            <text:p>811344000</text:p>
          </table:table-cell>
          <table:table-cell office:value-type="float" office:value="811416000" calcext:value-type="float">
            <text:p>811416000</text:p>
          </table:table-cell>
          <table:table-cell office:value-type="float" office:value="811685000" calcext:value-type="float">
            <text:p>811685000</text:p>
          </table:table-cell>
          <table:table-cell office:value-type="float" office:value="811465000" calcext:value-type="float">
            <text:p>811465000</text:p>
          </table:table-cell>
          <table:table-cell office:value-type="float" office:value="811287000" calcext:value-type="float">
            <text:p>811287000</text:p>
          </table:table-cell>
          <table:table-cell office:value-type="float" office:value="811504000" calcext:value-type="float">
            <text:p>811504000</text:p>
          </table:table-cell>
          <table:table-cell office:value-type="float" office:value="811383000" calcext:value-type="float">
            <text:p>811383000</text:p>
          </table:table-cell>
          <table:table-cell office:value-type="float" office:value="811706000" calcext:value-type="float">
            <text:p>811706000</text:p>
          </table:table-cell>
          <table:table-cell office:value-type="float" office:value="811561000" calcext:value-type="float">
            <text:p>811561000</text:p>
          </table:table-cell>
          <table:table-cell office:value-type="float" office:value="811497000" calcext:value-type="float">
            <text:p>811497000</text:p>
          </table:table-cell>
          <table:table-cell office:value-type="float" office:value="811508000" calcext:value-type="float">
            <text:p>811508000</text:p>
          </table:table-cell>
          <table:table-cell office:value-type="float" office:value="811517000" calcext:value-type="float">
            <text:p>811517000</text:p>
          </table:table-cell>
          <table:table-cell office:value-type="float" office:value="811522000" calcext:value-type="float">
            <text:p>811522000</text:p>
          </table:table-cell>
          <table:table-cell office:value-type="float" office:value="811361000" calcext:value-type="float">
            <text:p>811361000</text:p>
          </table:table-cell>
          <table:table-cell office:value-type="float" office:value="811614000" calcext:value-type="float">
            <text:p>811614000</text:p>
          </table:table-cell>
          <table:table-cell office:value-type="float" office:value="811438000" calcext:value-type="float">
            <text:p>811438000</text:p>
          </table:table-cell>
          <table:table-cell office:value-type="float" office:value="811487000" calcext:value-type="float">
            <text:p>811487000</text:p>
          </table:table-cell>
          <table:table-cell office:value-type="float" office:value="811450000" calcext:value-type="float">
            <text:p>811450000</text:p>
          </table:table-cell>
          <table:table-cell office:value-type="float" office:value="811537000" calcext:value-type="float">
            <text:p>811537000</text:p>
          </table:table-cell>
          <table:table-cell office:value-type="float" office:value="811241000" calcext:value-type="float">
            <text:p>811241000</text:p>
          </table:table-cell>
          <table:table-cell office:value-type="float" office:value="811402000" calcext:value-type="float">
            <text:p>811402000</text:p>
          </table:table-cell>
          <table:table-cell table:number-columns-repeated="301" office:value-type="float" office:value="819087000" calcext:value-type="float">
            <text:p>81908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5:31:28.198265900</dc:date>
    <meta:editing-duration>PT2M18S</meta:editing-duration>
    <meta:editing-cycles>1</meta:editing-cycles>
    <meta:document-statistic meta:table-count="1" meta:cell-count="6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08cm" svg:height="16.788cm" xlink:href=".." xlink:type="simple" chart:class="chart:line" chart:style-name="ch1">
        <chart:title svg:x="10.832cm" svg:y="0.471cm" chart:style-name="ch2">
          <text:p>marvin - UPIT</text:p>
        </chart:title>
        <chart:plot-area chart:style-name="ch3" table:cell-range-address="merge_obj.A3:merge_obj.YA3" svg:x="1.503cm" svg:y="1.585cm" svg:width="22.613cm" svg:height="13.887cm">
          <chartooo:coordinate-region svg:x="3.421cm" svg:y="1.706cm" svg:width="20.586cm" svg:height="12.764cm"/>
          <chart:axis chart:dimension="x" chart:name="primary-x" chart:style-name="ch4">
            <chart:title svg:x="11.852cm" svg:y="15.807cm" chart:style-name="ch5">
              <text:p>SA iterations</text:p>
            </chart:title>
          </chart:axis>
          <chart:axis chart:dimension="y" chart:name="primary-y" chart:style-name="ch4">
            <chart:title svg:x="0.451cm" svg:y="9.71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YA3" chart:class="chart:line">
            <chart:data-point chart:repeated="6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02716000">
                <text:p>702716000</text:p>
                <draw:g>
                  <svg:desc>merge_obj.A3:merge_obj.YA3</svg:desc>
                </draw:g>
              </table:table-cell>
              <table:table-cell office:value-type="float" office:value="702495000">
                <text:p>702495000</text:p>
              </table:table-cell>
              <table:table-cell office:value-type="float" office:value="703545000">
                <text:p>703545000</text:p>
              </table:table-cell>
              <table:table-cell office:value-type="float" office:value="701997000">
                <text:p>701997000</text:p>
              </table:table-cell>
              <table:table-cell office:value-type="float" office:value="702813000">
                <text:p>702813000</text:p>
              </table:table-cell>
              <table:table-cell office:value-type="float" office:value="702734000">
                <text:p>702734000</text:p>
              </table:table-cell>
              <table:table-cell office:value-type="float" office:value="704551000">
                <text:p>704551000</text:p>
              </table:table-cell>
              <table:table-cell office:value-type="float" office:value="704655000">
                <text:p>704655000</text:p>
              </table:table-cell>
              <table:table-cell office:value-type="float" office:value="704776000">
                <text:p>704776000</text:p>
              </table:table-cell>
              <table:table-cell office:value-type="float" office:value="702895000">
                <text:p>702895000</text:p>
              </table:table-cell>
              <table:table-cell office:value-type="float" office:value="705945000">
                <text:p>705945000</text:p>
              </table:table-cell>
              <table:table-cell office:value-type="float" office:value="703846000">
                <text:p>703846000</text:p>
              </table:table-cell>
              <table:table-cell office:value-type="float" office:value="706109000">
                <text:p>706109000</text:p>
              </table:table-cell>
              <table:table-cell office:value-type="float" office:value="705059000">
                <text:p>705059000</text:p>
              </table:table-cell>
              <table:table-cell office:value-type="float" office:value="704000000">
                <text:p>704000000</text:p>
              </table:table-cell>
              <table:table-cell office:value-type="float" office:value="702138000">
                <text:p>702138000</text:p>
              </table:table-cell>
              <table:table-cell office:value-type="float" office:value="707621000">
                <text:p>707621000</text:p>
              </table:table-cell>
              <table:table-cell office:value-type="float" office:value="704093000">
                <text:p>704093000</text:p>
              </table:table-cell>
              <table:table-cell office:value-type="float" office:value="702733000">
                <text:p>702733000</text:p>
              </table:table-cell>
              <table:table-cell office:value-type="float" office:value="702904000">
                <text:p>70290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07624000">
                <text:p>707624000</text:p>
              </table:table-cell>
              <table:table-cell office:value-type="float" office:value="727759000">
                <text:p>727759000</text:p>
              </table:table-cell>
              <table:table-cell office:value-type="float" office:value="727464000">
                <text:p>727464000</text:p>
              </table:table-cell>
              <table:table-cell office:value-type="float" office:value="726560000">
                <text:p>726560000</text:p>
              </table:table-cell>
              <table:table-cell office:value-type="float" office:value="726645000">
                <text:p>726645000</text:p>
              </table:table-cell>
              <table:table-cell office:value-type="float" office:value="727284000">
                <text:p>727284000</text:p>
              </table:table-cell>
              <table:table-cell office:value-type="float" office:value="726159000">
                <text:p>726159000</text:p>
              </table:table-cell>
              <table:table-cell office:value-type="float" office:value="726363000">
                <text:p>726363000</text:p>
              </table:table-cell>
              <table:table-cell office:value-type="float" office:value="727995000">
                <text:p>727995000</text:p>
              </table:table-cell>
              <table:table-cell office:value-type="float" office:value="728282000">
                <text:p>728282000</text:p>
              </table:table-cell>
              <table:table-cell office:value-type="float" office:value="727722000">
                <text:p>727722000</text:p>
              </table:table-cell>
              <table:table-cell office:value-type="float" office:value="725472000">
                <text:p>725472000</text:p>
              </table:table-cell>
              <table:table-cell office:value-type="float" office:value="729113000">
                <text:p>729113000</text:p>
              </table:table-cell>
              <table:table-cell office:value-type="float" office:value="726990000">
                <text:p>726990000</text:p>
              </table:table-cell>
              <table:table-cell office:value-type="float" office:value="725612000">
                <text:p>725612000</text:p>
              </table:table-cell>
              <table:table-cell office:value-type="float" office:value="727159000">
                <text:p>727159000</text:p>
              </table:table-cell>
              <table:table-cell office:value-type="float" office:value="727531000">
                <text:p>727531000</text:p>
              </table:table-cell>
              <table:table-cell office:value-type="float" office:value="726390000">
                <text:p>726390000</text:p>
              </table:table-cell>
              <table:table-cell office:value-type="float" office:value="726548000">
                <text:p>726548000</text:p>
              </table:table-cell>
              <table:table-cell office:value-type="float" office:value="728288000">
                <text:p>728288000</text:p>
              </table:table-cell>
              <table:table-cell office:value-type="float" office:value="726407000">
                <text:p>726407000</text:p>
              </table:table-cell>
              <table:table-cell office:value-type="float" office:value="727727000">
                <text:p>727727000</text:p>
              </table:table-cell>
              <table:table-cell office:value-type="float" office:value="726541000">
                <text:p>726541000</text:p>
              </table:table-cell>
              <table:table-cell office:value-type="float" office:value="726509000">
                <text:p>726509000</text:p>
              </table:table-cell>
              <table:table-cell office:value-type="float" office:value="727193000">
                <text:p>727193000</text:p>
              </table:table-cell>
              <table:table-cell office:value-type="float" office:value="726242000">
                <text:p>726242000</text:p>
              </table:table-cell>
              <table:table-cell office:value-type="float" office:value="727516000">
                <text:p>727516000</text:p>
              </table:table-cell>
              <table:table-cell office:value-type="float" office:value="726832000">
                <text:p>726832000</text:p>
              </table:table-cell>
              <table:table-cell office:value-type="float" office:value="726561000">
                <text:p>726561000</text:p>
              </table:table-cell>
              <table:table-cell office:value-type="float" office:value="727088000">
                <text:p>727088000</text:p>
              </table:table-cell>
              <table:table-cell office:value-type="float" office:value="726895000">
                <text:p>726895000</text:p>
              </table:table-cell>
              <table:table-cell office:value-type="float" office:value="727771000">
                <text:p>727771000</text:p>
              </table:table-cell>
              <table:table-cell office:value-type="float" office:value="727053000">
                <text:p>727053000</text:p>
              </table:table-cell>
              <table:table-cell office:value-type="float" office:value="726789000">
                <text:p>726789000</text:p>
              </table:table-cell>
              <table:table-cell office:value-type="float" office:value="726761000">
                <text:p>726761000</text:p>
              </table:table-cell>
              <table:table-cell office:value-type="float" office:value="726566000">
                <text:p>726566000</text:p>
              </table:table-cell>
              <table:table-cell office:value-type="float" office:value="727718000">
                <text:p>727718000</text:p>
              </table:table-cell>
              <table:table-cell office:value-type="float" office:value="726387000">
                <text:p>726387000</text:p>
              </table:table-cell>
              <table:table-cell office:value-type="float" office:value="727025000">
                <text:p>727025000</text:p>
              </table:table-cell>
              <table:table-cell office:value-type="float" office:value="726416000">
                <text:p>726416000</text:p>
              </table:table-cell>
              <table:table-cell office:value-type="float" office:value="726956000">
                <text:p>726956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68334000">
                <text:p>768334000</text:p>
              </table:table-cell>
              <table:table-cell office:value-type="float" office:value="777485000">
                <text:p>777485000</text:p>
              </table:table-cell>
              <table:table-cell office:value-type="float" office:value="776801000">
                <text:p>776801000</text:p>
              </table:table-cell>
              <table:table-cell office:value-type="float" office:value="776419000">
                <text:p>776419000</text:p>
              </table:table-cell>
              <table:table-cell office:value-type="float" office:value="776509000">
                <text:p>776509000</text:p>
              </table:table-cell>
              <table:table-cell office:value-type="float" office:value="777140000">
                <text:p>777140000</text:p>
              </table:table-cell>
              <table:table-cell office:value-type="float" office:value="776173000">
                <text:p>776173000</text:p>
              </table:table-cell>
              <table:table-cell office:value-type="float" office:value="777057000">
                <text:p>777057000</text:p>
              </table:table-cell>
              <table:table-cell office:value-type="float" office:value="776220000">
                <text:p>776220000</text:p>
              </table:table-cell>
              <table:table-cell office:value-type="float" office:value="776408000">
                <text:p>776408000</text:p>
              </table:table-cell>
              <table:table-cell office:value-type="float" office:value="776822000">
                <text:p>776822000</text:p>
              </table:table-cell>
              <table:table-cell office:value-type="float" office:value="776667000">
                <text:p>776667000</text:p>
              </table:table-cell>
              <table:table-cell office:value-type="float" office:value="776979000">
                <text:p>776979000</text:p>
              </table:table-cell>
              <table:table-cell office:value-type="float" office:value="776206000">
                <text:p>776206000</text:p>
              </table:table-cell>
              <table:table-cell office:value-type="float" office:value="776318000">
                <text:p>776318000</text:p>
              </table:table-cell>
              <table:table-cell office:value-type="float" office:value="776556000">
                <text:p>776556000</text:p>
              </table:table-cell>
              <table:table-cell office:value-type="float" office:value="776767000">
                <text:p>776767000</text:p>
              </table:table-cell>
              <table:table-cell office:value-type="float" office:value="776610000">
                <text:p>776610000</text:p>
              </table:table-cell>
              <table:table-cell office:value-type="float" office:value="776914000">
                <text:p>776914000</text:p>
              </table:table-cell>
              <table:table-cell office:value-type="float" office:value="776243000">
                <text:p>776243000</text:p>
              </table:table-cell>
              <table:table-cell office:value-type="float" office:value="776295000">
                <text:p>776295000</text:p>
              </table:table-cell>
              <table:table-cell office:value-type="float" office:value="776849000">
                <text:p>776849000</text:p>
              </table:table-cell>
              <table:table-cell office:value-type="float" office:value="777268000">
                <text:p>777268000</text:p>
              </table:table-cell>
              <table:table-cell office:value-type="float" office:value="776887000">
                <text:p>776887000</text:p>
              </table:table-cell>
              <table:table-cell office:value-type="float" office:value="776948000">
                <text:p>776948000</text:p>
              </table:table-cell>
              <table:table-cell office:value-type="float" office:value="777210000">
                <text:p>777210000</text:p>
              </table:table-cell>
              <table:table-cell office:value-type="float" office:value="776583000">
                <text:p>776583000</text:p>
              </table:table-cell>
              <table:table-cell office:value-type="float" office:value="776471000">
                <text:p>776471000</text:p>
              </table:table-cell>
              <table:table-cell office:value-type="float" office:value="776918000">
                <text:p>776918000</text:p>
              </table:table-cell>
              <table:table-cell office:value-type="float" office:value="776035000">
                <text:p>776035000</text:p>
              </table:table-cell>
              <table:table-cell office:value-type="float" office:value="776857000">
                <text:p>776857000</text:p>
              </table:table-cell>
              <table:table-cell office:value-type="float" office:value="777163000">
                <text:p>777163000</text:p>
              </table:table-cell>
              <table:table-cell office:value-type="float" office:value="775745000">
                <text:p>775745000</text:p>
              </table:table-cell>
              <table:table-cell office:value-type="float" office:value="776781000">
                <text:p>776781000</text:p>
              </table:table-cell>
              <table:table-cell office:value-type="float" office:value="777006000">
                <text:p>777006000</text:p>
              </table:table-cell>
              <table:table-cell office:value-type="float" office:value="776753000">
                <text:p>776753000</text:p>
              </table:table-cell>
              <table:table-cell office:value-type="float" office:value="776425000">
                <text:p>776425000</text:p>
              </table:table-cell>
              <table:table-cell office:value-type="float" office:value="776884000">
                <text:p>776884000</text:p>
              </table:table-cell>
              <table:table-cell office:value-type="float" office:value="777152000">
                <text:p>777152000</text:p>
              </table:table-cell>
              <table:table-cell office:value-type="float" office:value="777063000">
                <text:p>777063000</text:p>
              </table:table-cell>
              <table:table-cell office:value-type="float" office:value="776390000">
                <text:p>776390000</text:p>
              </table:table-cell>
              <table:table-cell office:value-type="float" office:value="777043000">
                <text:p>777043000</text:p>
              </table:table-cell>
              <table:table-cell office:value-type="float" office:value="776641000">
                <text:p>776641000</text:p>
              </table:table-cell>
              <table:table-cell office:value-type="float" office:value="776188000">
                <text:p>776188000</text:p>
              </table:table-cell>
              <table:table-cell office:value-type="float" office:value="776828000">
                <text:p>776828000</text:p>
              </table:table-cell>
              <table:table-cell office:value-type="float" office:value="776502000">
                <text:p>776502000</text:p>
              </table:table-cell>
              <table:table-cell office:value-type="float" office:value="776123000">
                <text:p>776123000</text:p>
              </table:table-cell>
              <table:table-cell office:value-type="float" office:value="777247000">
                <text:p>777247000</text:p>
              </table:table-cell>
              <table:table-cell office:value-type="float" office:value="775945000">
                <text:p>775945000</text:p>
              </table:table-cell>
              <table:table-cell office:value-type="float" office:value="776785000">
                <text:p>776785000</text:p>
              </table:table-cell>
              <table:table-cell office:value-type="float" office:value="776937000">
                <text:p>776937000</text:p>
              </table:table-cell>
              <table:table-cell office:value-type="float" office:value="776904000">
                <text:p>776904000</text:p>
              </table:table-cell>
              <table:table-cell office:value-type="float" office:value="777100000">
                <text:p>777100000</text:p>
              </table:table-cell>
              <table:table-cell office:value-type="float" office:value="776541000">
                <text:p>776541000</text:p>
              </table:table-cell>
              <table:table-cell office:value-type="float" office:value="776139000">
                <text:p>776139000</text:p>
              </table:table-cell>
              <table:table-cell office:value-type="float" office:value="776054000">
                <text:p>776054000</text:p>
              </table:table-cell>
              <table:table-cell office:value-type="float" office:value="776489000">
                <text:p>776489000</text:p>
              </table:table-cell>
              <table:table-cell office:value-type="float" office:value="776915000">
                <text:p>776915000</text:p>
              </table:table-cell>
              <table:table-cell office:value-type="float" office:value="776129000">
                <text:p>776129000</text:p>
              </table:table-cell>
              <table:table-cell office:value-type="float" office:value="776634000">
                <text:p>776634000</text:p>
              </table:table-cell>
              <table:table-cell office:value-type="float" office:value="776558000">
                <text:p>776558000</text:p>
              </table:table-cell>
              <table:table-cell office:value-type="float" office:value="810291000">
                <text:p>810291000</text:p>
              </table:table-cell>
              <table:table-cell office:value-type="float" office:value="810276000">
                <text:p>810276000</text:p>
              </table:table-cell>
              <table:table-cell office:value-type="float" office:value="810272000">
                <text:p>810272000</text:p>
              </table:table-cell>
              <table:table-cell office:value-type="float" office:value="810280000">
                <text:p>810280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77000">
                <text:p>810277000</text:p>
              </table:table-cell>
              <table:table-cell office:value-type="float" office:value="810281000">
                <text:p>810281000</text:p>
              </table:table-cell>
              <table:table-cell office:value-type="float" office:value="810278000">
                <text:p>810278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8000">
                <text:p>810278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77000">
                <text:p>810277000</text:p>
              </table:table-cell>
              <table:table-cell office:value-type="float" office:value="810291000">
                <text:p>810291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78000">
                <text:p>810278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81000">
                <text:p>810281000</text:p>
              </table:table-cell>
              <table:table-cell office:value-type="float" office:value="810280000">
                <text:p>810280000</text:p>
              </table:table-cell>
              <table:table-cell office:value-type="float" office:value="810284000">
                <text:p>810284000</text:p>
              </table:table-cell>
              <table:table-cell office:value-type="float" office:value="810282000">
                <text:p>810282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5000">
                <text:p>810275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7000">
                <text:p>810277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81000">
                <text:p>810281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69000">
                <text:p>810269000</text:p>
              </table:table-cell>
              <table:table-cell office:value-type="float" office:value="810277000">
                <text:p>810277000</text:p>
              </table:table-cell>
              <table:table-cell office:value-type="float" office:value="810280000">
                <text:p>810280000</text:p>
              </table:table-cell>
              <table:table-cell office:value-type="float" office:value="810284000">
                <text:p>810284000</text:p>
              </table:table-cell>
              <table:table-cell office:value-type="float" office:value="810278000">
                <text:p>810278000</text:p>
              </table:table-cell>
              <table:table-cell office:value-type="float" office:value="810277000">
                <text:p>810277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2000">
                <text:p>810272000</text:p>
              </table:table-cell>
              <table:table-cell office:value-type="float" office:value="810277000">
                <text:p>810277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5000">
                <text:p>810275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7000">
                <text:p>810277000</text:p>
              </table:table-cell>
              <table:table-cell office:value-type="float" office:value="810274000">
                <text:p>810274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77000">
                <text:p>810277000</text:p>
              </table:table-cell>
              <table:table-cell office:value-type="float" office:value="810273000">
                <text:p>810273000</text:p>
              </table:table-cell>
              <table:table-cell office:value-type="float" office:value="810277000">
                <text:p>810277000</text:p>
              </table:table-cell>
              <table:table-cell office:value-type="float" office:value="810276000">
                <text:p>810276000</text:p>
              </table:table-cell>
              <table:table-cell office:value-type="float" office:value="810291000">
                <text:p>810291000</text:p>
              </table:table-cell>
              <table:table-cell office:value-type="float" office:value="810282000">
                <text:p>810282000</text:p>
              </table:table-cell>
              <table:table-cell office:value-type="float" office:value="810291000">
                <text:p>810291000</text:p>
              </table:table-cell>
              <table:table-cell office:value-type="float" office:value="810282000">
                <text:p>810282000</text:p>
              </table:table-cell>
              <table:table-cell office:value-type="float" office:value="810276000">
                <text:p>810276000</text:p>
              </table:table-cell>
              <table:table-cell office:value-type="float" office:value="810279000">
                <text:p>810279000</text:p>
              </table:table-cell>
              <table:table-cell office:value-type="float" office:value="810291000">
                <text:p>810291000</text:p>
              </table:table-cell>
              <table:table-cell office:value-type="float" office:value="810284000">
                <text:p>810284000</text:p>
              </table:table-cell>
              <table:table-cell office:value-type="float" office:value="810282000">
                <text:p>810282000</text:p>
              </table:table-cell>
              <table:table-cell office:value-type="float" office:value="810280000">
                <text:p>810280000</text:p>
              </table:table-cell>
              <table:table-cell office:value-type="float" office:value="810280000">
                <text:p>810280000</text:p>
              </table:table-cell>
              <table:table-cell office:value-type="float" office:value="810279000">
                <text:p>810279000</text:p>
              </table:table-cell>
              <table:table-cell office:value-type="float" office:value="810278000">
                <text:p>810278000</text:p>
              </table:table-cell>
              <table:table-cell office:value-type="float" office:value="810281000">
                <text:p>810281000</text:p>
              </table:table-cell>
              <table:table-cell office:value-type="float" office:value="810280000">
                <text:p>810280000</text:p>
              </table:table-cell>
              <table:table-cell office:value-type="float" office:value="811534000">
                <text:p>811534000</text:p>
              </table:table-cell>
              <table:table-cell office:value-type="float" office:value="811584000">
                <text:p>811584000</text:p>
              </table:table-cell>
              <table:table-cell office:value-type="float" office:value="811401000">
                <text:p>811401000</text:p>
              </table:table-cell>
              <table:table-cell office:value-type="float" office:value="811380000">
                <text:p>811380000</text:p>
              </table:table-cell>
              <table:table-cell office:value-type="float" office:value="811518000">
                <text:p>811518000</text:p>
              </table:table-cell>
              <table:table-cell office:value-type="float" office:value="811655000">
                <text:p>811655000</text:p>
              </table:table-cell>
              <table:table-cell office:value-type="float" office:value="811689000">
                <text:p>811689000</text:p>
              </table:table-cell>
              <table:table-cell office:value-type="float" office:value="811524000">
                <text:p>811524000</text:p>
              </table:table-cell>
              <table:table-cell office:value-type="float" office:value="811493000">
                <text:p>811493000</text:p>
              </table:table-cell>
              <table:table-cell office:value-type="float" office:value="811636000">
                <text:p>811636000</text:p>
              </table:table-cell>
              <table:table-cell office:value-type="float" office:value="811340000">
                <text:p>811340000</text:p>
              </table:table-cell>
              <table:table-cell office:value-type="float" office:value="811660000">
                <text:p>811660000</text:p>
              </table:table-cell>
              <table:table-cell office:value-type="float" office:value="811573000">
                <text:p>811573000</text:p>
              </table:table-cell>
              <table:table-cell office:value-type="float" office:value="811443000">
                <text:p>811443000</text:p>
              </table:table-cell>
              <table:table-cell office:value-type="float" office:value="811379000">
                <text:p>811379000</text:p>
              </table:table-cell>
              <table:table-cell office:value-type="float" office:value="811316000">
                <text:p>811316000</text:p>
              </table:table-cell>
              <table:table-cell office:value-type="float" office:value="811442000">
                <text:p>811442000</text:p>
              </table:table-cell>
              <table:table-cell office:value-type="float" office:value="811503000">
                <text:p>811503000</text:p>
              </table:table-cell>
              <table:table-cell office:value-type="float" office:value="811443000">
                <text:p>811443000</text:p>
              </table:table-cell>
              <table:table-cell office:value-type="float" office:value="811624000">
                <text:p>811624000</text:p>
              </table:table-cell>
              <table:table-cell office:value-type="float" office:value="811601000">
                <text:p>811601000</text:p>
              </table:table-cell>
              <table:table-cell office:value-type="float" office:value="811573000">
                <text:p>811573000</text:p>
              </table:table-cell>
              <table:table-cell office:value-type="float" office:value="811408000">
                <text:p>811408000</text:p>
              </table:table-cell>
              <table:table-cell office:value-type="float" office:value="811888000">
                <text:p>811888000</text:p>
              </table:table-cell>
              <table:table-cell office:value-type="float" office:value="811451000">
                <text:p>811451000</text:p>
              </table:table-cell>
              <table:table-cell office:value-type="float" office:value="811398000">
                <text:p>811398000</text:p>
              </table:table-cell>
              <table:table-cell office:value-type="float" office:value="811404000">
                <text:p>811404000</text:p>
              </table:table-cell>
              <table:table-cell office:value-type="float" office:value="811448000">
                <text:p>811448000</text:p>
              </table:table-cell>
              <table:table-cell office:value-type="float" office:value="811672000">
                <text:p>811672000</text:p>
              </table:table-cell>
              <table:table-cell office:value-type="float" office:value="811590000">
                <text:p>811590000</text:p>
              </table:table-cell>
              <table:table-cell office:value-type="float" office:value="811324000">
                <text:p>811324000</text:p>
              </table:table-cell>
              <table:table-cell office:value-type="float" office:value="811452000">
                <text:p>811452000</text:p>
              </table:table-cell>
              <table:table-cell office:value-type="float" office:value="811440000">
                <text:p>811440000</text:p>
              </table:table-cell>
              <table:table-cell office:value-type="float" office:value="811867000">
                <text:p>811867000</text:p>
              </table:table-cell>
              <table:table-cell office:value-type="float" office:value="811710000">
                <text:p>811710000</text:p>
              </table:table-cell>
              <table:table-cell office:value-type="float" office:value="811458000">
                <text:p>811458000</text:p>
              </table:table-cell>
              <table:table-cell office:value-type="float" office:value="811425000">
                <text:p>811425000</text:p>
              </table:table-cell>
              <table:table-cell office:value-type="float" office:value="811690000">
                <text:p>811690000</text:p>
              </table:table-cell>
              <table:table-cell office:value-type="float" office:value="811547000">
                <text:p>811547000</text:p>
              </table:table-cell>
              <table:table-cell office:value-type="float" office:value="811265000">
                <text:p>811265000</text:p>
              </table:table-cell>
              <table:table-cell office:value-type="float" office:value="811392000">
                <text:p>811392000</text:p>
              </table:table-cell>
              <table:table-cell office:value-type="float" office:value="811537000">
                <text:p>811537000</text:p>
              </table:table-cell>
              <table:table-cell office:value-type="float" office:value="811559000">
                <text:p>811559000</text:p>
              </table:table-cell>
              <table:table-cell office:value-type="float" office:value="811528000">
                <text:p>811528000</text:p>
              </table:table-cell>
              <table:table-cell office:value-type="float" office:value="811483000">
                <text:p>811483000</text:p>
              </table:table-cell>
              <table:table-cell office:value-type="float" office:value="811648000">
                <text:p>811648000</text:p>
              </table:table-cell>
              <table:table-cell office:value-type="float" office:value="811309000">
                <text:p>811309000</text:p>
              </table:table-cell>
              <table:table-cell office:value-type="float" office:value="811327000">
                <text:p>811327000</text:p>
              </table:table-cell>
              <table:table-cell office:value-type="float" office:value="811522000">
                <text:p>811522000</text:p>
              </table:table-cell>
              <table:table-cell office:value-type="float" office:value="811510000">
                <text:p>811510000</text:p>
              </table:table-cell>
              <table:table-cell office:value-type="float" office:value="811690000">
                <text:p>811690000</text:p>
              </table:table-cell>
              <table:table-cell office:value-type="float" office:value="811668000">
                <text:p>811668000</text:p>
              </table:table-cell>
              <table:table-cell office:value-type="float" office:value="811681000">
                <text:p>811681000</text:p>
              </table:table-cell>
              <table:table-cell office:value-type="float" office:value="811520000">
                <text:p>811520000</text:p>
              </table:table-cell>
              <table:table-cell office:value-type="float" office:value="811195000">
                <text:p>811195000</text:p>
              </table:table-cell>
              <table:table-cell office:value-type="float" office:value="811317000">
                <text:p>811317000</text:p>
              </table:table-cell>
              <table:table-cell office:value-type="float" office:value="811256000">
                <text:p>811256000</text:p>
              </table:table-cell>
              <table:table-cell office:value-type="float" office:value="811516000">
                <text:p>811516000</text:p>
              </table:table-cell>
              <table:table-cell office:value-type="float" office:value="811658000">
                <text:p>811658000</text:p>
              </table:table-cell>
              <table:table-cell office:value-type="float" office:value="811344000">
                <text:p>811344000</text:p>
              </table:table-cell>
              <table:table-cell office:value-type="float" office:value="811416000">
                <text:p>811416000</text:p>
              </table:table-cell>
              <table:table-cell office:value-type="float" office:value="811685000">
                <text:p>811685000</text:p>
              </table:table-cell>
              <table:table-cell office:value-type="float" office:value="811465000">
                <text:p>811465000</text:p>
              </table:table-cell>
              <table:table-cell office:value-type="float" office:value="811287000">
                <text:p>811287000</text:p>
              </table:table-cell>
              <table:table-cell office:value-type="float" office:value="811504000">
                <text:p>811504000</text:p>
              </table:table-cell>
              <table:table-cell office:value-type="float" office:value="811383000">
                <text:p>811383000</text:p>
              </table:table-cell>
              <table:table-cell office:value-type="float" office:value="811706000">
                <text:p>811706000</text:p>
              </table:table-cell>
              <table:table-cell office:value-type="float" office:value="811561000">
                <text:p>811561000</text:p>
              </table:table-cell>
              <table:table-cell office:value-type="float" office:value="811497000">
                <text:p>811497000</text:p>
              </table:table-cell>
              <table:table-cell office:value-type="float" office:value="811508000">
                <text:p>811508000</text:p>
              </table:table-cell>
              <table:table-cell office:value-type="float" office:value="811517000">
                <text:p>811517000</text:p>
              </table:table-cell>
              <table:table-cell office:value-type="float" office:value="811522000">
                <text:p>811522000</text:p>
              </table:table-cell>
              <table:table-cell office:value-type="float" office:value="811361000">
                <text:p>811361000</text:p>
              </table:table-cell>
              <table:table-cell office:value-type="float" office:value="811614000">
                <text:p>811614000</text:p>
              </table:table-cell>
              <table:table-cell office:value-type="float" office:value="811438000">
                <text:p>811438000</text:p>
              </table:table-cell>
              <table:table-cell office:value-type="float" office:value="811487000">
                <text:p>811487000</text:p>
              </table:table-cell>
              <table:table-cell office:value-type="float" office:value="811450000">
                <text:p>811450000</text:p>
              </table:table-cell>
              <table:table-cell office:value-type="float" office:value="811537000">
                <text:p>811537000</text:p>
              </table:table-cell>
              <table:table-cell office:value-type="float" office:value="811241000">
                <text:p>811241000</text:p>
              </table:table-cell>
              <table:table-cell office:value-type="float" office:value="811402000">
                <text:p>811402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  <table:table-cell office:value-type="float" office:value="819087000">
                <text:p>819087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